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end" style:justify-single-word="false" style:page-number="auto"/>
      <style:text-properties style:font-name="Times New Roman2"/>
    </style:style>
    <style:style style:name="P2" style:family="paragraph" style:parent-style-name="Footer">
      <style:paragraph-properties fo:text-align="start" style:justify-single-word="false"/>
      <style:text-properties style:font-name="Times New Roman2"/>
    </style:style>
    <style:style style:name="P3" style:family="paragraph" style:parent-style-name="Standard">
      <style:text-properties style:font-name="Times New Roman2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24pt" officeooo:rsid="0015a303" officeooo:paragraph-rsid="0015a303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Times New Roman2" fo:font-size="12pt" officeooo:rsid="0015a303" officeooo:paragraph-rsid="0015a30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2" fo:font-size="12pt" officeooo:rsid="0015b387" officeooo:paragraph-rsid="0015b38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2" fo:font-size="12pt" officeooo:rsid="0015a303" officeooo:paragraph-rsid="0015a30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2" fo:font-size="12pt" officeooo:rsid="00efaee0" officeooo:paragraph-rsid="00efaee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1a9455" officeooo:paragraph-rsid="001a945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1bbc5c" officeooo:paragraph-rsid="001bbc5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1e85b9" officeooo:paragraph-rsid="001e85b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1f9b43" officeooo:paragraph-rsid="001f9b4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1f9b43" officeooo:paragraph-rsid="01055a2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2087da" officeooo:paragraph-rsid="002087d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222835" officeooo:paragraph-rsid="0022283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23c9a8" officeooo:paragraph-rsid="0023c9a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3409ee" officeooo:paragraph-rsid="003409e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3409ee" officeooo:paragraph-rsid="003d9cd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3a00dc" officeooo:paragraph-rsid="003a00d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3b75c9" officeooo:paragraph-rsid="003b75c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3b75c9" officeooo:paragraph-rsid="004348f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3d23d2" officeooo:paragraph-rsid="003d23d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3d9cdb" officeooo:paragraph-rsid="004450c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407be6" officeooo:paragraph-rsid="00407be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44f458" officeooo:paragraph-rsid="0044f45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4598e5" officeooo:paragraph-rsid="004598e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4598e5" officeooo:paragraph-rsid="004a5cc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4cd428" officeooo:paragraph-rsid="004cd42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4e4c86" officeooo:paragraph-rsid="004e4c8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506c4e" officeooo:paragraph-rsid="00506c4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50eb65" officeooo:paragraph-rsid="0050eb6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50eb65" officeooo:paragraph-rsid="00516f3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5363cb" officeooo:paragraph-rsid="005363c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55a379" officeooo:paragraph-rsid="0055a37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55f76a" officeooo:paragraph-rsid="0055f7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564eaf" officeooo:paragraph-rsid="00564ea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5b20ca" officeooo:paragraph-rsid="005b20c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680593" officeooo:paragraph-rsid="006805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69b5fc" officeooo:paragraph-rsid="0069b5f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88ff9b" officeooo:paragraph-rsid="0088ff9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0feb399" officeooo:paragraph-rsid="00feb399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100fd52" officeooo:paragraph-rsid="0100fd5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1012a57" officeooo:paragraph-rsid="01012a5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2" fo:font-size="12pt" fo:font-weight="normal" officeooo:rsid="0104596d" officeooo:paragraph-rsid="0104596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564eaf" officeooo:paragraph-rsid="00564ea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5b20ca" officeooo:paragraph-rsid="005b20ca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5df113" officeooo:paragraph-rsid="0062d88a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61cec0" officeooo:paragraph-rsid="0061cec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65dfec" officeooo:paragraph-rsid="0065dfec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5f7ab6" officeooo:paragraph-rsid="0062d88a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680593" officeooo:paragraph-rsid="0068059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6efbe0" officeooo:paragraph-rsid="006efbe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2" fo:font-size="12pt" fo:font-style="normal" fo:font-weight="normal" officeooo:rsid="0077683f" officeooo:paragraph-rsid="0077683f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2" fo:font-size="12pt" fo:font-style="italic" fo:font-weight="normal" officeooo:rsid="001f9b43" officeooo:paragraph-rsid="01055a23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Times New Roman2" fo:font-size="14pt" fo:font-style="italic" fo:font-weight="normal" officeooo:rsid="0077683f" officeooo:paragraph-rsid="0077683f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text-properties style:font-name="Times New Roman2" officeooo:rsid="007883d0" officeooo:paragraph-rsid="0097a7c5"/>
    </style:style>
    <style:style style:name="P57" style:family="paragraph" style:parent-style-name="Standard">
      <style:text-properties style:font-name="Times New Roman2" officeooo:rsid="007883d0" officeooo:paragraph-rsid="0099c6e7"/>
    </style:style>
    <style:style style:name="P58" style:family="paragraph" style:parent-style-name="Standard">
      <style:paragraph-properties fo:break-before="page"/>
      <style:text-properties style:font-name="Times New Roman2"/>
    </style:style>
    <style:style style:name="P59" style:family="paragraph" style:parent-style-name="Standard">
      <style:paragraph-properties fo:text-align="start" style:justify-single-word="false" fo:break-before="page"/>
      <style:text-properties style:font-name="Times New Roman2" fo:font-size="12pt" fo:font-style="normal" fo:font-weight="normal" officeooo:rsid="0077683f" officeooo:paragraph-rsid="0077683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break-before="page"/>
      <style:text-properties style:font-name="Times New Roman2" officeooo:rsid="007883d0" officeooo:paragraph-rsid="00878529"/>
    </style:style>
    <style:style style:name="P61" style:family="paragraph" style:parent-style-name="Standard" style:master-page-name="First_20_Page">
      <style:paragraph-properties fo:text-align="start" style:justify-single-word="false" style:page-number="1" fo:break-before="page"/>
      <style:text-properties style:font-name="Times New Roman2" fo:font-size="12pt" officeooo:rsid="0015b387" officeooo:paragraph-rsid="0015b387" style:font-size-asian="10.5pt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Times New Roman2" fo:font-size="12pt" officeooo:rsid="0015a303" officeooo:paragraph-rsid="0015a303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Times New Roman2" fo:font-size="12pt" officeooo:rsid="0015b387" officeooo:paragraph-rsid="011b4ece" style:font-size-asian="10.5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Times New Roman2" fo:font-size="12pt" officeooo:rsid="0015b387" officeooo:paragraph-rsid="011e0827" style:font-size-asian="10.5pt" style:font-size-complex="12pt"/>
    </style:style>
    <style:style style:name="P65" style:family="paragraph" style:parent-style-name="Standard" style:master-page-name="First_20_Page">
      <style:paragraph-properties fo:text-align="start" style:justify-single-word="false" style:page-number="1"/>
      <style:text-properties style:font-name="Times New Roman2" fo:font-size="12pt" officeooo:rsid="0015b387" officeooo:paragraph-rsid="011b4ece" style:font-size-asian="10.5pt" style:font-size-complex="12pt"/>
    </style:style>
    <style:style style:name="P66" style:family="paragraph" style:parent-style-name="Heading_20_1">
      <style:paragraph-properties fo:text-align="center" style:justify-single-word="false"/>
      <style:text-properties fo:font-size="24pt" style:font-size-asian="21pt" style:font-size-complex="24pt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Contents_20_Heading" style:master-page-name="Standard">
      <style:paragraph-properties style:page-number="1" fo:break-before="page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d0184"/>
    </style:style>
    <style:style style:name="T2" style:family="text">
      <style:text-properties officeooo:rsid="0022bb4a"/>
    </style:style>
    <style:style style:name="T3" style:family="text">
      <style:text-properties officeooo:rsid="003a00dc"/>
    </style:style>
    <style:style style:name="T4" style:family="text">
      <style:text-properties officeooo:rsid="003ea55d"/>
    </style:style>
    <style:style style:name="T5" style:family="text">
      <style:text-properties officeooo:rsid="0041bbe9"/>
    </style:style>
    <style:style style:name="T6" style:family="text">
      <style:text-properties officeooo:rsid="004348fb"/>
    </style:style>
    <style:style style:name="T7" style:family="text">
      <style:text-properties officeooo:rsid="0048b6bc"/>
    </style:style>
    <style:style style:name="T8" style:family="text">
      <style:text-properties officeooo:rsid="0049ca2c"/>
    </style:style>
    <style:style style:name="T9" style:family="text">
      <style:text-properties officeooo:rsid="00516f30"/>
    </style:style>
    <style:style style:name="T10" style:family="text">
      <style:text-properties officeooo:rsid="0055a379"/>
    </style:style>
    <style:style style:name="T11" style:family="text">
      <style:text-properties officeooo:rsid="005b20ca"/>
    </style:style>
    <style:style style:name="T12" style:family="text">
      <style:text-properties officeooo:rsid="005bfe25"/>
    </style:style>
    <style:style style:name="T13" style:family="text">
      <style:text-properties officeooo:rsid="00606ad9"/>
    </style:style>
    <style:style style:name="T14" style:family="text">
      <style:text-properties officeooo:rsid="0062927b"/>
    </style:style>
    <style:style style:name="T15" style:family="text">
      <style:text-properties officeooo:rsid="0062d88a"/>
    </style:style>
    <style:style style:name="T16" style:family="text">
      <style:text-properties officeooo:rsid="0064a112"/>
    </style:style>
    <style:style style:name="T17" style:family="text">
      <style:text-properties officeooo:rsid="0066153c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8249" style:font-style-asian="italic" style:font-style-complex="italic"/>
    </style:style>
    <style:style style:name="T21" style:family="text">
      <style:text-properties fo:font-style="italic" officeooo:rsid="00ffb5a5" style:font-style-asian="italic" style:font-style-complex="italic"/>
    </style:style>
    <style:style style:name="T22" style:family="text">
      <style:text-properties officeooo:rsid="00d6d88a"/>
    </style:style>
    <style:style style:name="T23" style:family="text">
      <style:text-properties officeooo:rsid="00ee5d71"/>
    </style:style>
    <style:style style:name="T24" style:family="text">
      <style:text-properties officeooo:rsid="00efe9ff"/>
    </style:style>
    <style:style style:name="T25" style:family="text">
      <style:text-properties officeooo:rsid="00fc53f4"/>
    </style:style>
    <style:style style:name="T26" style:family="text">
      <style:text-properties officeooo:rsid="00fdd941"/>
    </style:style>
    <style:style style:name="T27" style:family="text">
      <style:text-properties officeooo:rsid="00fddab5"/>
    </style:style>
    <style:style style:name="T28" style:family="text">
      <style:text-properties officeooo:rsid="00ffb5a5"/>
    </style:style>
    <style:style style:name="T29" style:family="text">
      <style:text-properties officeooo:rsid="01027a2d"/>
    </style:style>
    <style:style style:name="T30" style:family="text">
      <style:text-properties officeooo:rsid="0117c8e0"/>
    </style:style>
    <style:style style:name="T31" style:family="text">
      <style:text-properties officeooo:rsid="011b4ece"/>
    </style:style>
    <style:style style:name="T32" style:family="text">
      <style:text-properties officeooo:rsid="0119ba8b" style:font-size-asian="12pt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L3 informatique<text:tab/><text:tab/><text:tab/><text:tab/><text:tab/><text:tab/><text:tab/><text:tab/><text:tab/> <text:span text:style-name="T30">Léopold Weinberg</text:span></text:p>
      <text:p text:style-name="P64">Groupe 1<text:tab/><text:tab/><text:tab/><text:tab/><text:tab/><text:tab/><text:tab/><text:tab/><text:tab/><text:tab/> <text:span text:style-name="T32">ARO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4">Rapport de DM</text:p>
      <text:p text:style-name="P4">Répartition de marché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lex Dalencourt</text:p>
      <text:p text:style-name="P63">Thibault Montois<text:tab/><text:tab/><text:tab/><text:tab/><text:tab/><text:tab/><text:tab/><text:tab/><text:tab/><text:span text:style-name="T31">1</text:span>3 novembre 2015 </text:p>
      <text:p text:style-name="P61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68">Table des matières</text:p>
          </text:index-title>
          <text:p text:style-name="P69"><text:a xlink:type="simple" xlink:href="#__RefHeading__743_1810087392" text:style-name="Index_20_Link" text:visited-style-name="Index_20_Link">1. Rappel du sujet<text:tab/>3</text:a></text:p>
          <text:p text:style-name="P69"><text:a xlink:type="simple" xlink:href="#__RefHeading__777_1804139018" text:style-name="Index_20_Link" text:visited-style-name="Index_20_Link">2. Difficulté<text:tab/>3</text:a></text:p>
          <text:p text:style-name="P69"><text:a xlink:type="simple" xlink:href="#__RefHeading__645_1242717829" text:style-name="Index_20_Link" text:visited-style-name="Index_20_Link">3. Choix des paramètres<text:tab/>3</text:a></text:p>
          <text:p text:style-name="P70"><text:a xlink:type="simple" xlink:href="#__RefHeading__647_1242717829" text:style-name="Index_20_Link" text:visited-style-name="Index_20_Link">3.1 Paramètres initiaux<text:tab/>3</text:a></text:p>
          <text:p text:style-name="P70"><text:a xlink:type="simple" xlink:href="#__RefHeading__859_1804139018" text:style-name="Index_20_Link" text:visited-style-name="Index_20_Link"><text:span text:style-name="T19">3</text:span></text:a><text:a xlink:type="simple" xlink:href="#__RefHeading__859_1804139018" text:style-name="Index_20_Link" text:visited-style-name="Index_20_Link"><text:span text:style-name="T19">.2 Paramètres </text:span></text:a><text:a xlink:type="simple" xlink:href="#__RefHeading__859_1804139018" text:style-name="Index_20_Link" text:visited-style-name="Index_20_Link"><text:span text:style-name="T19">intermédiaires</text:span></text:a><text:a xlink:type="simple" xlink:href="#__RefHeading__859_1804139018" text:style-name="Index_20_Link" text:visited-style-name="Index_20_Link"><text:tab/>4</text:a></text:p>
          <text:p text:style-name="P69"><text:a xlink:type="simple" xlink:href="#__RefHeading__651_1242717829" text:style-name="Index_20_Link" text:visited-style-name="Index_20_Link">4. Choix des variables<text:tab/>4</text:a></text:p>
          <text:p text:style-name="P70"><text:a xlink:type="simple" xlink:href="#__RefHeading__653_1242717829" text:style-name="Index_20_Link" text:visited-style-name="Index_20_Link">4.1 Variables initiales<text:tab/>4</text:a></text:p>
          <text:p text:style-name="P70"><text:a xlink:type="simple" xlink:href="#__RefHeading__655_1242717829" text:style-name="Index_20_Link" text:visited-style-name="Index_20_Link">4.2 Variables intermédiaires<text:tab/>4</text:a></text:p>
          <text:p text:style-name="P69"><text:a xlink:type="simple" xlink:href="#__RefHeading__657_1242717829" text:style-name="Index_20_Link" text:visited-style-name="Index_20_Link">5. Question 1<text:tab/>5</text:a></text:p>
          <text:p text:style-name="P70"><text:a xlink:type="simple" xlink:href="#__RefHeading__659_1242717829" text:style-name="Index_20_Link" text:visited-style-name="Index_20_Link">5.1 L'objectif<text:tab/>5</text:a></text:p>
          <text:p text:style-name="P70"><text:a xlink:type="simple" xlink:href="#__RefHeading__661_1242717829" text:style-name="Index_20_Link" text:visited-style-name="Index_20_Link">5.2 Les contraintes<text:tab/>5</text:a></text:p>
          <text:p text:style-name="P70"><text:a xlink:type="simple" xlink:href="#__RefHeading__663_1242717829" text:style-name="Index_20_Link" text:visited-style-name="Index_20_Link">5.3 Le résultat<text:tab/>5</text:a></text:p>
          <text:p text:style-name="P69"><text:a xlink:type="simple" xlink:href="#__RefHeading__665_1242717829" text:style-name="Index_20_Link" text:visited-style-name="Index_20_Link">6. Question 2.1<text:tab/>5</text:a></text:p>
          <text:p text:style-name="P70"><text:a xlink:type="simple" xlink:href="#__RefHeading__667_1242717829" text:style-name="Index_20_Link" text:visited-style-name="Index_20_Link">6.1 L'objectif<text:tab/>5</text:a></text:p>
          <text:p text:style-name="P70"><text:a xlink:type="simple" xlink:href="#__RefHeading__669_1242717829" text:style-name="Index_20_Link" text:visited-style-name="Index_20_Link">6.2 Les contraintes<text:tab/>5</text:a></text:p>
          <text:p text:style-name="P70"><text:a xlink:type="simple" xlink:href="#__RefHeading__671_1242717829" text:style-name="Index_20_Link" text:visited-style-name="Index_20_Link">6.3 Le résultat<text:tab/>6</text:a></text:p>
          <text:p text:style-name="P69"><text:a xlink:type="simple" xlink:href="#__RefHeading__673_1242717829" text:style-name="Index_20_Link" text:visited-style-name="Index_20_Link">7. Question 2.2<text:tab/>6</text:a></text:p>
          <text:p text:style-name="P70"><text:a xlink:type="simple" xlink:href="#__RefHeading__675_1242717829" text:style-name="Index_20_Link" text:visited-style-name="Index_20_Link">7.1 L'objectif<text:tab/>6</text:a></text:p>
          <text:p text:style-name="P70"><text:a xlink:type="simple" xlink:href="#__RefHeading__677_1242717829" text:style-name="Index_20_Link" text:visited-style-name="Index_20_Link">7.2 Les contraintes<text:tab/>6</text:a></text:p>
          <text:p text:style-name="P70"><text:a xlink:type="simple" xlink:href="#__RefHeading__679_1242717829" text:style-name="Index_20_Link" text:visited-style-name="Index_20_Link">7.3 Le résultat<text:tab/>6</text:a></text:p>
          <text:p text:style-name="P69"><text:a xlink:type="simple" xlink:href="#__RefHeading__681_1242717829" text:style-name="Index_20_Link" text:visited-style-name="Index_20_Link">Annexe<text:tab/>7</text:a></text:p>
        </text:index-body>
      </text:table-of-content>
      <text:p text:style-name="P3"/>
      <text:p text:style-name="P58"/>
      <text:h text:style-name="P67" text:outline-level="1"><text:bookmark-start text:name="__RefHeading__743_1810087392"/>1. Rappel du sujet<text:bookmark-end text:name="__RefHeading__743_1810087392"/></text:h>
      <text:p text:style-name="P9"/>
      <text:p text:style-name="P9">Une importante entreprise a deux divisions D1 et D2. Elle fournit des détaillants en huiles et en spiritueux.</text:p>
      <text:p text:style-name="P9">Elle désire associer chacun des détaillants soit à D1 soit à D2. Autant que faire se peut, cette répartition des détaillants doit être faite de telle sorte que D1 contrôle 40% du marché et D2 les 60% restants. Les détaillants sont listés ci–dessous de M1 à M23. À chacun de ces détaillants correspond une estimation de marché. Les détaillants de M1 à M8 appartiennent à la région 1 ; les détaillants de M9 à M18 sont en région 2 ; les autres en région 3. On range les détaillants en catégorie A ou B suivant leur perspective de croissance. Chaque détaillant dispose d’un certain nombre de points de vente. On souhaite que la répartition des détaillants entre les deux divisions respecte le rapport 40/60 sur tous les critères suivants : </text:p>
      <text:p text:style-name="P9"><text:tab/>1. le nombre total de points de vente</text:p>
      <text:p text:style-name="P9"><text:tab/>2. le marché total des spiritueux</text:p>
      <text:p text:style-name="P9"><text:tab/>3. le marché de l’huile dans chaque région</text:p>
      <text:p text:style-name="P9"><text:tab/>4. le nombre de détaillants pour chaque catégorie.</text:p>
      <text:p text:style-name="P9">On tolère une marge de ±5% dans le rapport 40/60. En d’autres termes, on autorise le rapport à varier entre 35/65 et 45/55. </text:p>
      <text:p text:style-name="P9"/>
      <text:p text:style-name="P9">Le fichier repartition_marche.data <text:span text:style-name="T1">fournit est </text:span>utilisé et n'a pas été modifié.</text:p>
      <text:p text:style-name="P39">Aucun ensemble autre que DETAILLANTS, REGIONS ou CATEGORIES n'a donc été définit.</text:p>
      <text:p text:style-name="P39">Le solveur utilisé est gurobi.</text:p>
      <text:p text:style-name="P40">Toutes les questions ont été faites.</text:p>
      <text:p text:style-name="P40"/>
      <text:h text:style-name="Heading_20_1" text:outline-level="1"><text:bookmark-start text:name="__RefHeading__777_1804139018"/>2. Difficulté<text:bookmark-end text:name="__RefHeading__777_1804139018"/></text:h>
      <text:p text:style-name="P41"/>
      <text:p text:style-name="P42">La principale difficulté <text:span text:style-name="T29">se trouve dans la deuxième partie du </text:span>devoir.</text:p>
      <text:p text:style-name="P43">Si on utilise le solveur gurobi, la minimisation d'une variation ou d'une somme de variations en valeur absolue ne peut pas se faire à l'aide de la fonction abs() car l'objectif ne serait pas linéaire.</text:p>
      <text:p text:style-name="P42"/>
      <text:p text:style-name="P44">La solution consiste à n'avoir que des bornes positives et deux contraintes par critère.</text:p>
      <text:p text:style-name="P44">L'une des contraintes s'assurerait que le rapport est inférieur à 0.4 + la valeur de la borne associée au critère et l'autre que le rapport soit supérieur à 0.4 – la valeur de cette même borne.</text:p>
      <text:p text:style-name="P41"/>
      <text:h text:style-name="Heading_20_1" text:outline-level="1"><text:bookmark-start text:name="__RefHeading__645_1242717829"/><text:span text:style-name="T28">3</text:span>. <text:span text:style-name="T24">Choix d</text:span>es <text:span text:style-name="T23">paramètres</text:span><text:bookmark-end text:name="__RefHeading__645_1242717829"/></text:h>
      <text:p text:style-name="P10"/>
      <text:h text:style-name="Heading_20_2" text:outline-level="2"><text:bookmark-start text:name="__RefHeading__647_1242717829"/><text:span text:style-name="T28">3</text:span>.1 Paramètres initiaux<text:bookmark-end text:name="__RefHeading__647_1242717829"/></text:h>
      <text:p text:style-name="P11"/>
      <text:p text:style-name="P11">Chaque détaillants : </text:p>
      <text:p text:style-name="P11"><text:tab/>- est présent dans une région</text:p>
      <text:p text:style-name="P11"><text:tab/>- dispose d'un certain nombre de points de vente</text:p>
      <text:p text:style-name="P11"><text:tab/>- est estimé sur les marchés de l'huile et des spiritueux</text:p>
      <text:p text:style-name="P11"><text:tab/>- appartient à une catégorie</text:p>
      <text:p text:style-name="P11"/>
      <text:p text:style-name="P12">C'est pourquoi les cinq paramètres initiaux (region, huile, nb_pts_vente, spiritueux et categorie) sont tous indexés par détaillant.</text:p>
      <text:p text:style-name="P13">Les paramètres region et categorie sont des symboles alors que les autres sont des entiers positifs.</text:p>
      <text:p text:style-name="P54"/>
      <text:p text:style-name="P54"/>
      <text:h text:style-name="Heading_20_2" text:outline-level="2"><text:bookmark-start text:name="__RefHeading__859_1804139018"/><text:soft-page-break/><text:span text:style-name="T21">3</text:span><text:span text:style-name="T19">.2 Paramètres </text:span><text:span text:style-name="T20">intermédiaires</text:span><text:bookmark-end text:name="__RefHeading__859_1804139018"/></text:h>
      <text:p text:style-name="P11"/>
      <text:p text:style-name="P14">Les paramètres nb_pts_vente_total, spiritueux_total, huile_total et detaillants_total ne sont pas strictement nécessaire mais ont été ajoutés pour faciliter la lecture et la compréhension du modèle.</text:p>
      <text:p text:style-name="P20">Leurs valeurs sont calculées à partir de celles des paramètres initiaux.</text:p>
      <text:p text:style-name="P14">Le paramètre huile_total est indexé par région et detaillants_total par catégorie.</text:p>
      <text:p text:style-name="P15"><text:span text:style-name="T2">Ces paramètres </text:span>représentent : </text:p>
      <text:p text:style-name="P15"><text:tab/>- le nombre total de points de vente</text:p>
      <text:p text:style-name="P15"><text:tab/>- le chiffre total du marché des spiritueux</text:p>
      <text:p text:style-name="P15"><text:tab/>- le<text:span text:style-name="T7">s</text:span> chiffre<text:span text:style-name="T7">s</text:span> tota<text:span text:style-name="T7">ux</text:span> du marché de l'huile pour chaque région</text:p>
      <text:p text:style-name="P15"><text:tab/>- le<text:span text:style-name="T7">s</text:span> nombre<text:span text:style-name="T7">s</text:span> tota<text:span text:style-name="T7">ux</text:span> de détaillants pour chaque catégorie</text:p>
      <text:p text:style-name="P15"/>
      <text:h text:style-name="Heading_20_1" text:outline-level="1"><text:bookmark-start text:name="__RefHeading__651_1242717829"/><text:span text:style-name="T28">4</text:span>. <text:span text:style-name="T24">Choix d</text:span>es variables<text:bookmark-end text:name="__RefHeading__651_1242717829"/></text:h>
      <text:p text:style-name="P16"/>
      <text:h text:style-name="Heading_20_2" text:outline-level="2"><text:bookmark-start text:name="__RefHeading__653_1242717829"/><text:span text:style-name="T28">4</text:span>.1 Variables initiales<text:bookmark-end text:name="__RefHeading__653_1242717829"/></text:h>
      <text:p text:style-name="P17"/>
      <text:p text:style-name="P22">La première variable, appartient_a_D1, est un binaire et indexée par détaillant.</text:p>
      <text:p text:style-name="P22">Si le détaillant appartient à la division D1 alors la valeur associé est 1.</text:p>
      <text:p text:style-name="P22">Si il n'appartient pas à la division D1 (et donc appartient à la division D2) alors cette valeur est 0.</text:p>
      <text:p text:style-name="P22"/>
      <text:p text:style-name="P23">On trouve ensuite plusieurs variables <text:span text:style-name="T4">(borne_nb_pts_vente, borne_spiritueux, borne_huile, borne_detaillants et borne_sup) </text:span>définissants des bornes positives allant de 0 à 0,05 (de + 0 à + 5 %).</text:p>
      <text:p text:style-name="P23">Ces bornes seront nécessaires pour définir les différentes contraintes.</text:p>
      <text:p text:style-name="P24">La variable borne_huile est indexée par région et borne_detaillants par catégorie.</text:p>
      <text:p text:style-name="P24">La variable borne_sup n'est util<text:span text:style-name="T5">e </text:span>que pour la question 2.2.</text:p>
      <text:p text:style-name="P18"/>
      <text:h text:style-name="Heading_20_2" text:outline-level="2"><text:bookmark-start text:name="__RefHeading__655_1242717829"/><text:span text:style-name="T28">4</text:span>.2 Variables <text:span text:style-name="T3">intermédiaires</text:span><text:bookmark-end text:name="__RefHeading__655_1242717829"/></text:h>
      <text:p text:style-name="P17"/>
      <text:p text:style-name="P19">Comme pour les paramètres, ces variables ont été ajoutées pour faciliter la lecture et la compréhension du modèle.</text:p>
      <text:p text:style-name="P21">Leurs valeurs sont calculées à partir de celles d<text:span text:style-name="T6">'autres variables et </text:span>paramètres.</text:p>
      <text:p text:style-name="P25">Les variables huile_D1 et rapport_huile_D1 sont indexées par région, detaillants_D1 et rapport_detaillants_D1 sont indexées par catégorie.</text:p>
      <text:p text:style-name="P26">Ces variables représentent : </text:p>
      <text:p text:style-name="P26"><text:tab/>- <text:span text:style-name="T7">le nombre de points de ventes appartenant à la division D1</text:span></text:p>
      <text:p text:style-name="P26"><text:tab/>- <text:span text:style-name="T7">le chiffre du marché des spiritueux appartenant à la division D1</text:span></text:p>
      <text:p text:style-name="P26"><text:tab/>- <text:span text:style-name="T7">les chiffres du marché de l'huile appartenant à la division D1 pour chaque région</text:span></text:p>
      <text:p text:style-name="P26"><text:tab/>- <text:span text:style-name="T8">les nombres de détaillants appartenant à la division D1 pour chaque catégorie</text:span></text:p>
      <text:p text:style-name="P27"><text:tab/>- <text:span text:style-name="T7">le pourcentage de points de ventes appartenant à la division D1</text:span></text:p>
      <text:p text:style-name="P27"><text:tab/>- <text:span text:style-name="T7">le pourcentage du marché des spiritueux appartenant à la division D1</text:span></text:p>
      <text:p text:style-name="P27"><text:tab/>- <text:span text:style-name="T7">les pourcentages du marché de l'huile appartenant à la division D1 pour chaque région</text:span></text:p>
      <text:p text:style-name="P27"><text:tab/>- <text:span text:style-name="T8">les pourcentages de détaillants appartenant à la division D1 pour chaque catégorie</text:span></text:p>
      <text:p text:style-name="P27"><text:tab/>- <text:span text:style-name="T10">la somme de toutes les bornes définies (exceptée la borne supérieure)</text:span></text:p>
      <text:p text:style-name="P27"/>
      <text:p text:style-name="P27"/>
      <text:p text:style-name="P27"/>
      <text:p text:style-name="P27"/>
      <text:p text:style-name="P27"/>
      <text:h text:style-name="Heading_20_1" text:outline-level="1"><text:bookmark-start text:name="__RefHeading__657_1242717829"/><text:soft-page-break/><text:span text:style-name="T28">5</text:span>. Question 1<text:bookmark-end text:name="__RefHeading__657_1242717829"/></text:h>
      <text:p text:style-name="P28"/>
      <text:h text:style-name="Heading_20_2" text:outline-level="2"><text:bookmark-start text:name="__RefHeading__659_1242717829"/><text:span text:style-name="T28">5</text:span>.1 L'objectif<text:bookmark-end text:name="__RefHeading__659_1242717829"/></text:h>
      <text:p text:style-name="P28"/>
      <text:p text:style-name="P29">Cette question n'en a pas réellement besoin.</text:p>
      <text:p text:style-name="P29">C'est pourquoi l'objectif utilisé (inutile) consiste à maximiser une constante.</text:p>
      <text:p text:style-name="P30">Mais on aurait pu tout aussi bien s'en passer.</text:p>
      <text:p text:style-name="P28"/>
      <text:h text:style-name="Heading_20_2" text:outline-level="2"><text:bookmark-start text:name="__RefHeading__661_1242717829"/><text:span text:style-name="T28">5</text:span>.2 Les contraintes<text:bookmark-end text:name="__RefHeading__661_1242717829"/></text:h>
      <text:p text:style-name="P28"/>
      <text:p text:style-name="P31">Les contraintes utilisées sont les suivantes : </text:p>
      <text:p text:style-name="P31"><text:tab/>- <text:span text:style-name="T9">nb_pts_vente_min et nb_pts_vente_max</text:span></text:p>
      <text:p text:style-name="P31"><text:tab/>- <text:span text:style-name="T9">spiritueux_min et spiritueux_max</text:span></text:p>
      <text:p text:style-name="P31"><text:tab/>- <text:span text:style-name="T9">huile_par_region_min et huile_par_region_max, indexées par région </text:span></text:p>
      <text:p text:style-name="P32"><text:tab/>- <text:span text:style-name="T9">detaillants_par_categorie_min et detaillants_par_categorie_max, indexées par catégorie</text:span></text:p>
      <text:p text:style-name="P28"/>
      <text:p text:style-name="P33">Elles servent à faire respecter le rapport 40/60 (à + ou – 5 % près) sur les quatre critères définis dans le sujet.</text:p>
      <text:p text:style-name="P28"/>
      <text:h text:style-name="Heading_20_2" text:outline-level="2"><text:bookmark-start text:name="__RefHeading__663_1242717829"/><text:span text:style-name="T28">5</text:span>.3 Le résultat<text:bookmark-end text:name="__RefHeading__663_1242717829"/></text:h>
      <text:p text:style-name="P28"/>
      <text:p text:style-name="P38">Gurobi 6.0.2: optimal solution; objective 1<text:line-break/>plus 7 simplex iterations for intbasis<text:line-break/>ampl: display appartient_a_D1; <text:s text:c="5"/><text:line-break/>appartient_a_D1 [*] :=<text:line-break/> M1 0 <text:s text:c="2"/>M12 0 <text:s text:c="2"/>M15 1 <text:s text:c="2"/>M18 0 <text:s text:c="2"/>M20 0 <text:s text:c="2"/>M23 1 <text:s text:c="3"/>M5 0 <text:s text:c="3"/>M8 0<text:line-break/>M10 0 <text:s text:c="2"/>M13 0 <text:s text:c="2"/>M16 1 <text:s text:c="2"/>M19 0 <text:s text:c="2"/>M21 0 <text:s text:c="3"/>M3 1 <text:s text:c="3"/>M6 0 <text:s text:c="3"/>M9 1<text:line-break/>M11 1 <text:s text:c="2"/>M14 1 <text:s text:c="2"/>M17 0 <text:s text:c="3"/>M2 1 <text:s text:c="2"/>M22 0 <text:s text:c="3"/>M4 0 <text:s text:c="3"/>M7 1<text:line-break/>;</text:p>
      <text:p text:style-name="P28"/>
      <text:h text:style-name="Heading_20_1" text:outline-level="1"><text:bookmark-start text:name="__RefHeading__665_1242717829"/><text:span text:style-name="T28">6</text:span>. Question 2.1<text:bookmark-end text:name="__RefHeading__665_1242717829"/></text:h>
      <text:p text:style-name="P34"/>
      <text:h text:style-name="Heading_20_2" text:outline-level="2"><text:bookmark-start text:name="__RefHeading__667_1242717829"/><text:span text:style-name="T28">6</text:span>.1 L'objectif<text:bookmark-end text:name="__RefHeading__667_1242717829"/></text:h>
      <text:p text:style-name="P34"/>
      <text:p text:style-name="P34"><text:span text:style-name="T11">Il s'agit de minimiser </text:span>la somme des variations vis–à–vis du rapport 40/60 en valeur absolue.</text:p>
      <text:p text:style-name="P37">Dans notre modèle, <text:span text:style-name="T26">cela revient à </text:span>minimiser la variable correspondant à la somme de toutes les bornes (exceptée la borne supérieure).</text:p>
      <text:p text:style-name="P34"/>
      <text:h text:style-name="Heading_20_2" text:outline-level="2"><text:bookmark-start text:name="__RefHeading__669_1242717829"/><text:span text:style-name="T28">6</text:span>.2 Les contraintes<text:bookmark-end text:name="__RefHeading__669_1242717829"/></text:h>
      <text:p text:style-name="P35"/>
      <text:p text:style-name="P36">Elles sont les mêmes que celles utilisées pour la question 1.</text:p>
      <text:p text:style-name="P35"/>
      <text:p text:style-name="P35"/>
      <text:p text:style-name="P35"/>
      <text:p text:style-name="P35"/>
      <text:p text:style-name="P35"/>
      <text:p text:style-name="P35"/>
      <text:h text:style-name="Heading_20_2" text:outline-level="2"><text:bookmark-start text:name="__RefHeading__671_1242717829"/><text:soft-page-break/><text:span text:style-name="T28">6</text:span>.3 Le résultat<text:bookmark-end text:name="__RefHeading__671_1242717829"/></text:h>
      <text:p text:style-name="P52"/>
      <text:p text:style-name="P51">Gurobi 6.0.2: optimal solution; objective 0.05297617969<text:line-break/>3179 simplex iterations<text:line-break/>559 branch-and-cut nodes<text:line-break/>plus 5 simplex iterations for intbasis<text:line-break/>ampl: display appartient_a_D1;<text:line-break/>appartient_a_D1 [*] :=<text:line-break/> M1 1 <text:s text:c="2"/>M12 0 <text:s text:c="2"/>M15 0 <text:s text:c="2"/>M18 1 <text:s text:c="2"/>M20 0 <text:s text:c="2"/>M23 0 <text:s text:c="3"/>M5 0 <text:s text:c="3"/>M8 0<text:line-break/>M10 0 <text:s text:c="2"/>M13 0 <text:s text:c="2"/>M16 1 <text:s text:c="2"/>M19 0 <text:s text:c="2"/>M21 1 <text:s text:c="3"/>M3 1 <text:s text:c="3"/>M6 0 <text:s text:c="3"/>M9 0<text:line-break/>M11 1 <text:s text:c="2"/>M14 0 <text:s text:c="2"/>M17 0 <text:s text:c="3"/>M2 1 <text:s text:c="2"/>M22 1 <text:s text:c="3"/>M4 1 <text:s text:c="3"/>M7 0<text:line-break/>;</text:p>
      <text:p text:style-name="P51"/>
      <text:h text:style-name="Heading_20_1" text:outline-level="1"><text:bookmark-start text:name="__RefHeading__673_1242717829"/><text:span text:style-name="T28">7</text:span>. Question 2.2<text:bookmark-end text:name="__RefHeading__673_1242717829"/></text:h>
      <text:p text:style-name="P45"/>
      <text:h text:style-name="Heading_20_2" text:outline-level="2"><text:bookmark-start text:name="__RefHeading__675_1242717829"/><text:span text:style-name="T28">7</text:span>.1 L'objectif<text:bookmark-end text:name="__RefHeading__675_1242717829"/></text:h>
      <text:p text:style-name="P45"/>
      <text:p text:style-name="P45"><text:span text:style-name="T11">Il s'agit de </text:span>minimiser la variation maximale en valeur absolue vis–à–vis du rapport 40/60.</text:p>
      <text:p text:style-name="P46">Dans notre modèle, <text:span text:style-name="T27">cela revient à </text:span>minimiser la variable <text:span text:style-name="T12">correspondant à la borne supérieure.</text:span></text:p>
      <text:p text:style-name="P45"/>
      <text:h text:style-name="Heading_20_2" text:outline-level="2"><text:bookmark-start text:name="__RefHeading__677_1242717829"/><text:span text:style-name="T28">7</text:span>.2 Les contraintes<text:bookmark-end text:name="__RefHeading__677_1242717829"/></text:h>
      <text:p text:style-name="P45"/>
      <text:p text:style-name="P47">Elles sont les mêmes que pour les deux questions précédentes, au<text:span text:style-name="T13">x</text:span>quelles on ajoute les quatre contraintes <text:span text:style-name="T15">suivantes : </text:span></text:p>
      <text:p text:style-name="P47"><text:tab/>- borne_sup_<text:span text:style-name="T16">1</text:span></text:p>
      <text:p text:style-name="P47"><text:tab/>- borne_sup_<text:span text:style-name="T16">2</text:span></text:p>
      <text:p text:style-name="P50"><text:tab/>- borne_sup_<text:span text:style-name="T22">3</text:span>, <text:span text:style-name="T22">indexée par région</text:span></text:p>
      <text:p text:style-name="P50"><text:tab/>- borne_sup_<text:span text:style-name="T22">4</text:span>, <text:span text:style-name="T22">indexée par catégorie</text:span></text:p>
      <text:p text:style-name="P47"/>
      <text:p text:style-name="P48">Les contraintes ajoutées servent à s'assurer que la borne supérieure soit <text:span text:style-name="T14">bien </text:span>supérieure à toutes les autres bornes.</text:p>
      <text:p text:style-name="P48"/>
      <text:p text:style-name="P49">Il est inutile de chercher à ajouter d'autres contraintes visant à encadrer la borne supérieur<text:span text:style-name="T17">e</text:span>.</text:p>
      <text:p text:style-name="P49">En effet, puisqu'il s'agit d'un objectif de minimisation, on est sur d'obtenir l'une des solutions réalisable<text:span text:style-name="T25">s</text:span> ayant la plus petite borne supérieure possible.</text:p>
      <text:p text:style-name="P49"/>
      <text:h text:style-name="Heading_20_2" text:outline-level="2"><text:bookmark-start text:name="__RefHeading__679_1242717829"/><text:span text:style-name="T28">7</text:span>.3 Le résultat<text:bookmark-end text:name="__RefHeading__679_1242717829"/></text:h>
      <text:p text:style-name="P45"/>
      <text:p text:style-name="P51">Gurobi 6.0.2: optimal solution; objective 0.025<text:line-break/>81 simplex iterations<text:line-break/>plus 6 simplex iterations for intbasis<text:line-break/>ampl: display appartient_a_D1; <text:s text:c="5"/><text:line-break/>appartient_a_D1 [*] :=<text:line-break/> M1 1 <text:s text:c="2"/>M12 1 <text:s text:c="2"/>M15 0 <text:s text:c="2"/>M18 0 <text:s text:c="2"/>M20 0 <text:s text:c="2"/>M23 0 <text:s text:c="3"/>M5 0 <text:s text:c="3"/>M8 0<text:line-break/>M10 1 <text:s text:c="2"/>M13 1 <text:s text:c="2"/>M16 0 <text:s text:c="2"/>M19 0 <text:s text:c="2"/>M21 1 <text:s text:c="3"/>M3 0 <text:s text:c="3"/>M6 1 <text:s text:c="3"/>M9 0<text:line-break/>M11 0 <text:s text:c="2"/>M14 0 <text:s text:c="2"/>M17 1 <text:s text:c="3"/>M2 0 <text:s text:c="2"/>M22 1 <text:s text:c="3"/>M4 0 <text:s text:c="3"/>M7 1<text:line-break/>;</text:p>
      <text:p text:style-name="P51"/>
      <text:p text:style-name="P59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66" text:outline-level="1"><text:bookmark-start text:name="__RefHeading__681_1242717829"/>Annexe<text:bookmark-end text:name="__RefHeading__681_1242717829"/></text:h>
      <text:p text:style-name="P55">(repartition_marche.ampl)</text:p>
      <text:p text:style-name="P3"/>
      <text:p text:style-name="P60">/*Réinitialisation*/ <text:line-break/>reset;<text:line-break/><text:line-break/>/*Choix du solveur*/<text:line-break/>option solver gurobi;<text:line-break/><text:line-break/>## Déclaration des ensembles<text:line-break/><text:line-break/>set DETAILLANTS;<text:line-break/>set REGIONS;<text:line-break/>set CATEGORIES;<text:line-break/><text:line-break/>## Déclaration des paramètres<text:line-break/><text:line-break/>/*Paramètres initiaux*/<text:line-break/>param region{DETAILLANTS} symbolic in REGIONS;<text:line-break/>param huile{DETAILLANTS} &gt;= 0;<text:line-break/>param nb_pts_vente{DETAILLANTS} &gt;= 0;<text:line-break/>param spiritueux{DETAILLANTS} &gt;= 0;<text:line-break/>param categorie{DETAILLANTS} symbolic in CATEGORIES;<text:line-break/><text:line-break/>/*Paramètres intermédiaires*/<text:line-break/>param nb_pts_vente_total = sum{d in DETAILLANTS} nb_pts_vente[d];<text:line-break/>param spiritueux_total = sum{d in DETAILLANTS} spiritueux[d];<text:line-break/>param huile_total{r in REGIONS} = sum{d in DETAILLANTS : region[d] = r} huile[d];<text:line-break/>param detaillants_total{c in CATEGORIES} = sum{d in DETAILLANTS : categorie[d] = c} 1;<text:line-break/><text:line-break/>## Déclaration des variables<text:line-break/><text:line-break/>/*Variables initiales*/<text:line-break/>var appartient_a_D1{DETAILLANTS} binary;<text:line-break/><text:line-break/>var borne_nb_pts_vente &gt;= 0, &lt;= 0.05;<text:line-break/>var borne_spiritueux &gt;= 0, &lt;= 0.05;<text:line-break/>var borne_huile{REGIONS} &gt;= 0, &lt;= 0.05;<text:line-break/>var borne_detaillants{CATEGORIES} &gt;= 0, &lt;= 0.05;<text:line-break/><text:line-break/>var borne_sup &gt;=0, &lt;= 0.05;<text:line-break/><text:line-break/>/*Variables intermédiaires*/<text:line-break/>var nb_pts_vente_D1 = sum{d in DETAILLANTS} appartient_a_D1[d] * nb_pts_vente[d];<text:line-break/>var spiritueux_D1 = sum{d in DETAILLANTS} appartient_a_D1[d] * spiritueux[d];<text:line-break/>var huile_D1{r in REGIONS} = sum{d in DETAILLANTS : region[d] = r} appartient_a_D1[d]</text:p>
      <text:p text:style-name="P56"><text:tab/><text:tab/><text:tab/><text:tab/><text:tab/><text:tab/><text:tab/><text:tab/><text:tab/><text:tab/><text:tab/><text:tab/>* huile[d];<text:line-break/>var detaillants_D1{c in CATEGORIES} = sum{d in DETAILLANTS : categorie[d] = c} <text:tab/><text:tab/><text:tab/><text:tab/><text:tab/><text:tab/><text:tab/><text:tab/><text:tab/><text:tab/><text:tab/>appartient_a_D1[d];</text:p>
      <text:p text:style-name="P56"/>
      <text:p text:style-name="P56"/>
      <text:p text:style-name="P56"/>
      <text:p text:style-name="P57"><text:line-break/><text:soft-page-break/>var rapport_nb_pts_vente_D1 = nb_pts_vente_D1 / nb_pts_vente_total;<text:line-break/>var rapport_spiritueux_D1 = spiritueux_D1 / spiritueux_total;<text:line-break/>var rapport_huile_D1{r in REGIONS} = huile_D1[r] / huile_total[r];<text:line-break/>var rapport_detaillants_D1{c in CATEGORIES} = detaillants_D1[c] / detaillants_total[c];<text:line-break/><text:line-break/><text:span text:style-name="T18">var somme_bornes = borne_nb_pts_vente + borne_spiritueux + sum{r in REGIONS} <text:tab/><text:tab/><text:tab/><text:tab/><text:tab/><text:tab/>borne_huile[r] + sum{c in CATEGORIES} borne_detaillants[c];</text:span><text:line-break/><text:line-break/>## Objectif<text:line-break/><text:line-break/>/*Objectif de la question 1*/<text:line-break/>#maximize inutile : <text:s/><text:line-break/>#<text:tab/>1;<text:line-break/><text:line-break/>/*Objectif de la question 2.1*/<text:line-break/>minimize somme_variation_vabs : <text:line-break/><text:tab/>somme_bornes;<text:tab/><text:line-break/><text:line-break/>/*Objectif de la question 2.2*/<text:line-break/>#minimize variation_max_vabs : <text:line-break/>#<text:tab/>borne_sup;<text:line-break/><text:line-break/>## Contraintes<text:line-break/><text:line-break/>/*Contraintes liées au nombre de points de vente de la division D1*/<text:line-break/>subject to nb_pts_vente_min : <text:line-break/><text:tab/>rapport_nb_pts_vente_D1 &gt;= 0.40 - borne_nb_pts_vente;<text:line-break/><text:line-break/>subject to nb_pts_vente_max : <text:line-break/><text:tab/>rapport_nb_pts_vente_D1 &lt;= 0.40 + borne_nb_pts_vente;<text:line-break/><text:line-break/>/*Contraintes liées au marché des spiritueux de la division D1*/<text:line-break/>subject to spiritueux_min : <text:line-break/><text:tab/>rapport_spiritueux_D1 &gt;= 0.40 - borne_spiritueux;<text:line-break/><text:line-break/>subject to spiritueux_max : <text:line-break/><text:tab/>rapport_spiritueux_D1 &lt;= 0.40 + borne_spiritueux;<text:line-break/><text:line-break/>/*Contraintes liées au marché de l'huile par région de la division D1*/<text:line-break/>subject to huile__par_region_min{r in REGIONS} : <text:line-break/><text:tab/>rapport_huile_D1[r] &gt;= 0.40 - borne_huile[r];<text:line-break/><text:line-break/>subject to huile_par_region_max{r in REGIONS} : <text:line-break/><text:tab/>rapport_huile_D1[r] &lt;= 0.40 + borne_huile[r];<text:line-break/></text:p>
      <text:p text:style-name="P57"/>
      <text:p text:style-name="P57"/>
      <text:p text:style-name="P57"/>
      <text:p text:style-name="P57"/>
      <text:p text:style-name="P57"/>
      <text:p text:style-name="P57"><text:soft-page-break/>/*Contraintes liées au nombre de détaillants par catégorie de la division D1*/<text:line-break/>subject to detaillants_par_categorie_min{c in CATEGORIES} : <text:line-break/><text:tab/>rapport_detaillants_D1[c] &gt;= 0.40 - borne_detaillants[c];<text:line-break/><text:line-break/>subject to detaillants_par_categorie_max{c in CATEGORIES} : <text:line-break/><text:tab/>rapport_detaillants_D1[c] &lt;= 0.40 + borne_detaillants[c];<text:line-break/><text:line-break/>/*Contraintes liées à la borne supérieure*/<text:line-break/>subject to borne_sup_1 : <text:line-break/><text:tab/>borne_sup &gt;= borne_nb_pts_vente;<text:line-break/>subject to borne_sup_2 : <text:line-break/><text:tab/>borne_sup &gt;= borne_spiritueux;<text:line-break/>subject to borne_sup_3{r in REGIONS} : <text:line-break/><text:tab/>borne_sup &gt;= borne_huile[r];<text:line-break/>subject to borne_sup_4{c in CATEGORIES} : <text:line-break/><text:tab/>borne_sup &gt;= borne_detaillants[c];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indent="-0.76cm" style:auto-text-indent="false" style:page-number="auto">
        <style:tab-stops/>
      </style:paragraph-properties>
      <style:text-properties style:font-name="Times New Roman" fo:font-family="'Times New Roman'" style:font-style-name="Gras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style:font-name="Times New Roman1" fo:font-family="'Times New Roman'" style:font-style-name="Italique" style:font-family-generic="roman" style:font-pitch="variable" fo:font-size="14pt" fo:font-style="italic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1cm" loext:contextual-spacing="false" fo:text-align="center" style:justify-single-word="false" fo:text-indent="0cm" style:auto-text-indent="false" text:number-lines="false" text:line-number="0">
        <style:tab-stops/>
      </style:paragraph-properties>
      <style:text-properties style:font-name="Times New Roman" fo:font-family="'Times New Roman'" style:font-style-name="Gras" style:font-family-generic="roman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graphic-properties draw:fill-image-width="0cm" draw:fill-image-height="0cm"/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Gras" style:font-family-generic="roman" style:font-pitch="variable"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Italique" style:font-family-generic="roman" style:font-pitch="variable" fo:font-size="14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/>
      <style:text-properties style:font-name="Times New Roman2"/>
    </style:style>
    <style:style style:name="MP2" style:family="paragraph" style:parent-style-name="Footer">
      <style:paragraph-properties fo:text-align="start" style:justify-single-word="false"/>
      <style:text-properties style:font-name="Times New Roman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left>
        <text:p text:style-name="MP2"><text:page-number text:select-page="current">10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00:52.773000000</meta:creation-date>
    <dc:date>2015-10-31T12:22:43.501000000</dc:date>
    <meta:editing-duration>PT5H31M52S</meta:editing-duration>
    <meta:editing-cycles>258</meta:editing-cycles>
    <meta:generator>LibreOffice/4.4.0.3$Windows_x86 LibreOffice_project/de093506bcdc5fafd9023ee680b8c60e3e0645d7</meta:generator>
    <meta:document-statistic meta:table-count="0" meta:image-count="0" meta:object-count="0" meta:page-count="14" meta:paragraph-count="131" meta:word-count="1783" meta:character-count="11746" meta:non-whitespace-character-count="9785"/>
  </office:meta>
</office:document-meta>
</file>